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0fe2ea" officeooo:paragraph-rsid="000fe2ea"/>
    </style:style>
    <style:style style:name="P2" style:family="paragraph" style:parent-style-name="Standard">
      <style:paragraph-properties fo:text-align="center" style:justify-single-word="false"/>
      <style:text-properties officeooo:rsid="000fe2ea" officeooo:paragraph-rsid="00125699"/>
    </style:style>
    <style:style style:name="P3" style:family="paragraph" style:parent-style-name="Standard">
      <style:text-properties officeooo:rsid="000fe2ea" officeooo:paragraph-rsid="00130f5f"/>
    </style:style>
    <style:style style:name="P4" style:family="paragraph" style:parent-style-name="Standard">
      <style:text-properties officeooo:rsid="000fe2ea" officeooo:paragraph-rsid="001404af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0fe2ea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fe2ea" officeooo:paragraph-rsid="000fe2ea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fo:font-weight="bold" officeooo:rsid="000fe2ea" officeooo:paragraph-rsid="000fe2ea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loext:opacity="100%" fo:font-size="12pt" officeooo:rsid="000fe2ea" officeooo:paragraph-rsid="000fe2ea" style:font-size-asian="12pt" style:font-size-complex="12pt"/>
    </style:style>
    <style:style style:name="T1" style:family="text">
      <style:text-properties officeooo:rsid="000fe2ea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21168" style:font-size-asian="12pt" style:font-size-complex="12pt"/>
    </style:style>
    <style:style style:name="T4" style:family="text">
      <style:text-properties fo:font-size="12pt" officeooo:rsid="00125699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130f5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0f5f" style:font-weight-asian="bold" style:font-weight-complex="bold"/>
    </style:style>
    <style:style style:name="T10" style:family="text">
      <style:text-properties fo:font-weight="bold" officeooo:rsid="001404af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D ENJAMUM HOSSAIN</text:p>
      <text:p text:style-name="P1"/>
      <text:p text:style-name="P2"><text:span text:style-name="T2">+918927782759 </text:span><text:span text:style-name="T3">| </text:span><text:a xlink:type="simple" xlink:href="mailto:h.enjamum@gmail.com" text:style-name="Internet_20_link" text:visited-style-name="Visited_20_Internet_20_Link"><text:span text:style-name="T2">h.enjamum@gmail.com</text:span></text:a><text:span text:style-name="T2"> </text:span><text:span text:style-name="T3">| </text:span><text:a xlink:type="simple" xlink:href="https://www.linkedin.com/in/md-enjamum-hossain-a2a46a202/" text:style-name="Internet_20_link" text:visited-style-name="Visited_20_Internet_20_Link"><text:span text:style-name="T4">LinkedIn</text:span></text:a><text:span text:style-name="T4"> | </text:span><text:span text:style-name="T2">Bengaluru, India</text:span></text:p>
      <text:p text:style-name="P1"/>
      <text:p text:style-name="P7">Summary</text:p>
      <text:p text:style-name="P1"/>
      <text:p text:style-name="P8">Experienced backend developer proficient in Java. Skilled in ensuring smooth system operations and designing seamless distributed systems. Excels in optimizing performance and implementing real-time data processing. Strong team leader with a passion for innovation and pushing technological boundaries.</text:p>
      <text:p text:style-name="P1"/>
      <text:p text:style-name="P1"><text:span text:style-name="T6">Skills</text:span></text:p>
      <text:p text:style-name="P1"><text:span text:style-name="T6"/></text:p>
      <text:p text:style-name="P1">• Languages: Java, C, C++, SQL</text:p>
      <text:p text:style-name="P1">• Technologies: Apache Spark, Apache Kafka, ElasticSearch, Firebase,</text:p>
      <text:p text:style-name="P1">• Frameworks: Socket.IO, Android SDK</text:p>
      <text:p text:style-name="P1">• Tools: Git, Postman</text:p>
      <text:p text:style-name="P1">• Soft Skills: Leadership, Team Collaboration, Problem-Solving</text:p>
      <text:p text:style-name="P1"/>
      <text:p text:style-name="P7">Experience</text:p>
      <text:p text:style-name="P1"/>
      <text:p text:style-name="P3"><text:span text:style-name="T9">Reliance</text:span><text:span text:style-name="T8"> JIO</text:span> – D<text:span text:style-name="T7">eputy Manager, </text:span>June 2023 - Current</text:p>
      <text:p text:style-name="P3">Bengaluru, IN </text:p>
      <text:p text:style-name="P1"/>
      <text:p text:style-name="P5"><text:span text:style-name="T1">• Engineered an EclipseIDE plugin, enhancing coding proficiency and enabling advanced features </text:span><text:span text:style-name="T7">like </text:span><text:span text:style-name="T1">Code Explanation, Debugging, Optimization, </text:span><text:span text:style-name="T7">Generation, and Stack Trace Analysis </text:span><text:span text:style-name="T1">within </text:span><text:span text:style-name="T7">5 days</text:span><text:span text:style-name="T1"> timeframe.</text:span></text:p>
      <text:p text:style-name="P1">• Led a pivotal real-time data processing project using Spark technology to manage extensive data streams from Jio towers nationwide, optimizing data processing operations and ensuring network reliability.</text:p>
      <text:p text:style-name="P1">• Automated network packet capture to swiftly identify and resolve faults within complex network infrastructures, delivering robust solutions to enhance network performance.</text:p>
      <text:p text:style-name="P1">• Skills: Java, Apache Kafka, Apache Spark, ElasticSearch</text:p>
      <text:p text:style-name="P1"/>
      <text:p text:style-name="P3"><text:span text:style-name="T8">TCS Research &amp; Innovation Labs</text:span> - NLP Research Intern, May 2022 - July 2022</text:p>
      <text:p text:style-name="P3">Kolkata, Remote, IN</text:p>
      <text:p text:style-name="P1"/>
      <text:p text:style-name="P1">• Leveraged Natural Language Processing (NLP) techniques to extract domain ontology from requirement specifications.</text:p>
      <text:p text:style-name="P1">• Utilized advanced NLP models such as GPT Neo and BERT for Named Entity Extraction and relationship establishment.</text:p>
      <text:p text:style-name="P1">• Implemented few-shot learning techniques to optimize model performance for specific project requirements.</text:p>
      <text:p text:style-name="P1">• Skills: Python, Natural Language Processing (NLP), BERT, Transformer Models</text:p>
      <text:p text:style-name="P1"/>
      <text:p text:style-name="P4"><text:span text:style-name="T8">Pointo India</text:span> - Android Developer Intern, September 2021 - December 2021</text:p>
      <text:p text:style-name="P4">Kolkata, Remote, IN</text:p>
      <text:p text:style-name="P1"/>
      <text:p text:style-name="P1">• Developed a robust Android app for real-time ride booking, acceptance, and tracking using Java and Socket.IO.</text:p>
      <text:p text:style-name="P1"><text:soft-page-break/>• Optimized app's background processes to address battery drain concerns caused by persistent Socket connection.</text:p>
      <text:p text:style-name="P1">• Implemented real-time location tracking and ride request systems, achieving over 1,000 downloads in the first week.</text:p>
      <text:p text:style-name="P1">• Skills: Java, Firebase, Socket.IO, Real-Time Location Tracking</text:p>
      <text:p text:style-name="P1"/>
      <text:p text:style-name="P1"/>
      <text:p text:style-name="P7">Projects</text:p>
      <text:p text:style-name="P1"/>
      <text:p text:style-name="P4"><text:span text:style-name="T5">• Video Streaming App - </text:span>Java, Retrofit, Gson, Exoplayer2</text:p>
      <text:p text:style-name="P1">Pre-fetching and caching mechanism for uninterrupted video streaming.</text:p>
      <text:p text:style-name="P1"/>
      <text:p text:style-name="P4"><text:span text:style-name="T8">• Speech Translator App -</text:span><text:span text:style-name="T10"> </text:span>Java, Retrofit, Gson, Flask, Python</text:p>
      <text:p text:style-name="P1">User speech recognition and translation into multiple languages.</text:p>
      <text:p text:style-name="P1"/>
      <text:p text:style-name="P4"><text:span text:style-name="T8">• QRScanner - </text:span>Java, CameraX, ZXing</text:p>
      <text:p text:style-name="P1">Fast and accurate QR code scanning and decoding.</text:p>
      <text:p text:style-name="P1"/>
      <text:p text:style-name="P7">Achievements</text:p>
      <text:p text:style-name="P1"/>
      <text:p text:style-name="P4"><text:span text:style-name="T8">• Facebook Hacker Cup 2021</text:span> - Ranked 1,761 out of 34,586 participants.</text:p>
      <text:p text:style-name="P4">• Winners in <text:span text:style-name="T8">HackX</text:span>, a 24-hour hackathon organized by Scaler Academy.</text:p>
      <text:p text:style-name="P4">• Finalist in <text:span text:style-name="T8">Flipkart Grid 4.0</text:span> organized by Flipkart.</text:p>
      <text:p text:style-name="P1"/>
      <text:p text:style-name="P7">Education</text:p>
      <text:p text:style-name="P1"/>
      <text:p text:style-name="P1">May 2023</text:p>
      <text:p text:style-name="P1">IIEST Shibpur Howrah, West Bengal</text:p>
      <text:p text:style-name="P1">Bachelor of Technology(B.Tech) Computer Science</text:p>
      <text:p text:style-name="P1"/>
      <text:p text:style-name="P1">Specialization: Software Development, Database Management, JAVA, Programming Paradigms, Discrete Mathematic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3:46:54.039842899</meta:creation-date>
    <dc:date>2024-03-09T15:07:13.713364215</dc:date>
    <meta:editing-duration>PT5M9S</meta:editing-duration>
    <meta:editing-cycles>1</meta:editing-cycles>
    <meta:document-statistic meta:table-count="0" meta:image-count="0" meta:object-count="0" meta:page-count="2" meta:paragraph-count="45" meta:word-count="425" meta:character-count="3078" meta:non-whitespace-character-count="2696"/>
    <meta:generator>LibreOffice/7.3.7.2$Linux_X86_64 LibreOffice_project/30$Build-2</meta:generator>
  </office:meta>
</office:document-meta>
</file>